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6.89mm" svg:y="134.67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table:number-columns-repeated="1003"/>
        </table:table-row>
        <table:table-row table:style-name="ro1" table:number-rows-repeated="104855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.00.0000</text:date>, <text:time style:data-style-name="N2" text:time-value="11:54:45.7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94</meta:editing-cycles>
    <meta:editing-duration>PT1H38M11S</meta:editing-duration>
    <dc:title>Saison Ekkart</dc:title>
    <dc:date>2016-02-15T11:55:53.484000000</dc:date>
    <dc:creator>Ekkart Kleinod</dc:creator>
    <meta:generator>LibreOffice/5.0.2.2$Windows_X86_64 LibreOffice_project/37b43f919e4de5eeaca9b9755ed688758a8251fe</meta:generator>
    <meta:document-statistic meta:table-count="1" meta:cell-count="3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